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6.96cm" table:align="left"/>
    </style:style>
    <style:style style:name="Tabel1.A" style:family="table-column">
      <style:table-column-properties style:column-width="2.833cm"/>
    </style:style>
    <style:style style:name="Tabel1.F" style:family="table-column">
      <style:table-column-properties style:column-width="2.79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F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kelight</text:h>
      <text:h text:style-name="Heading_20_2" text:outline-level="2">Huidig model Spanninga</text:h>
      <text:p text:style-name="Standard">600µA in rust, 23mA in werking</text:p>
      <text:h text:style-name="Heading_20_2" text:outline-level="2">Specificaties</text:h>
      <text:p text:style-name="Standard">voedingsspanning: 2*NiMH in serie (min. 2V)</text:p>
      <text:p text:style-name="Standard">beveiliging tegen verkeerd om aansluiten spanning</text:p>
      <text:p text:style-name="Standard">laag stroomverbruik in rust</text:p>
      <text:p text:style-name="Standard">mode: pinken - uit</text:p>
      <text:p text:style-name="Standard">goedkoop</text:p>
      <text:p text:style-name="Standard">kleine ruimte om in te bouwen -&gt; beperkt aantal componenten</text:p>
      <text:p text:style-name="Standard">moet automatisch doven na 1u branden</text:p>
      <text:p text:style-name="Standard">mag enkel branden in donker</text:p>
      <text:h text:style-name="Heading_20_2" text:outline-level="2">Uitwerking </text:h>
      <text:p text:style-name="Standard">moet werken tot 1.8V -&gt; geen 74-reeks logica meer -&gt; gebruik low cost MCU.</text:p>
      <text:p text:style-name="Standard">minimumspanning 1.8V</text:p>
      <text:p text:style-name="Standard">microcontroller in slaapmode brengen, weer opwekken met schakelaar -&gt; external interrupt mode nodig die MCU kan doen ontwaken</text:p>
      <text:p text:style-name="Standard">meerdere brandmodes -&gt; schakelaar debouncen in SW (om componenten te sparen)</text:p>
      <text:p text:style-name="Standard">beveiliging spanningsompoling met MOS-transistor (lage spanningsval in doorlaat), i.p.v. Schottky-diode.</text:p>
      <text:h text:style-name="Heading_20_3" text:outline-level="3">Keuze microcontroller</text:h>
      <text:p text:style-name="Standard">Atmel<text:tab/><text:tab/><text:tab/><text:tab/>attiny13</text:p>
      <text:p text:style-name="Standard">Microchip<text:tab/><text:tab/><text:tab/>maar tot 2V</text:p>
      <text:p text:style-name="Standard">ST<text:tab/><text:tab/><text:tab/><text:tab/>maar tot 3V, OTP-ROM</text:p>
      <text:p text:style-name="Standard">TI<text:tab/><text:tab/><text:tab/><text:tab/>MSP430<text:tab/>minimum 20 pinnen</text:p>
      <text:p text:style-name="Standard">FreeScale<text:tab/><text:tab/><text:tab/>MC9RS08KA1CSC</text:p>
      <text:p text:style-name="Standard">Renesas<text:tab/>(former Hitachi)<text:tab/>maar tot 2.7V, 20pins</text:p>
      <text:p text:style-name="Standard">NXP<text:tab/><text:tab/><text:tab/><text:tab/>ook niet echt interessant</text:p>
      <text:p text:style-name="Standard"/>
      <text:p text:style-name="Standard">Atmel ATTiny13</text:p>
      <text:list xml:id="list41168854" text:style-name="L3">
        <text:list-item>
          <text:p text:style-name="P3">heb al met Atmel gewerkt</text:p>
        </text:list-item>
        <text:list-item>
          <text:p text:style-name="P3">heeft ADC</text:p>
        </text:list-item>
        <text:list-item>
          <text:p text:style-name="P3">heeft PWM-out</text:p>
        </text:list-item>
        <text:list-item>
          <text:p text:style-name="P3">heeft timer</text:p>
        </text:list-item>
        <text:list-item>
          <text:p text:style-name="P3">heeft interne oscillator (spaart alvast een kristal)</text:p>
        </text:list-item>
        <text:list-item>
          <text:p text:style-name="P3">kan opwekken vanuit externe interrupt</text:p>
        </text:list-item>
      </text:list>
      <text:h text:style-name="Heading_20_3" text:outline-level="3"/>
      <text:h text:style-name="P6" text:outline-level="3">Aansturing van de led</text:h>
      <text:list xml:id="list41120783" text:style-name="L1">
        <text:list-item>
          <text:p text:style-name="P1">Bij dalende voedingsspanning moet led even sterk blijven branden </text:p>
        </text:list-item>
        <text:list-item>
          <text:p text:style-name="P1">stroomsturing van de led.</text:p>
        </text:list-item>
      </text:list>
      <text:p text:style-name="Standard"/>
      <text:p text:style-name="Standard">Aansturing van de led:</text:p>
      <text:p text:style-name="Standard"/>
      <text:list xml:id="list41140011" text:style-name="L2">
        <text:list-item>
          <text:p text:style-name="P2">LT1932</text:p>
          <text:list>
            <text:list-item>
              <text:p text:style-name="P2">ThinSOT-6</text:p>
            </text:list-item>
            <text:list-item>
              <text:p text:style-name="P2">beschikbaar bij NewarkOnline: €4.57 + €25 verzendkosten (ook gratis samples makkelijk beschikbaar)</text:p>
            </text:list-item>
            <text:list-item>
              <text:p text:style-name="P2">7 componenten nodig (incl. LT1932 + led)</text:p>
            </text:list-item>
            <text:list-item>
              <text:p text:style-name="P2">100nA verbruik in shutdown</text:p>
            </text:list-item>
            <text:list-item>
              <text:p text:style-name="P2">shutdown-pin te gebruiken als PWM-dimmer</text:p>
            </text:list-item>
          </text:list>
        </text:list-item>
        <text:list-item>
          <text:p text:style-name="P2">LM2623</text:p>
          <text:list>
            <text:list-item>
              <text:p text:style-name="P2">Mini SO-8</text:p>
            </text:list-item>
            <text:list-item>
              <text:p text:style-name="P2">beschikbaar bij Farnell: €2.44</text:p>
            </text:list-item>
            <text:list-item>
              <text:p text:style-name="P2">7 componenten nodig (incl. LM2623 + led)</text:p>
            </text:list-item>
            <text:list-item>
              <text:p text:style-name="P2">2.5µA verbruik in shutdown</text:p>
            </text:list-item>
            <text:list-item>
              <text:p text:style-name="P2">niet te gebruiken als PWM-dimmer door trage opstartcircuit.</text:p>
            </text:list-item>
            <text:list-item>
              <text:p text:style-name="P2">Extra load-disconnect nodig, want in shutdown kan nog stroom vloeien via de spoel, de diode en de led naar massa!</text:p>
            </text:list-item>
          </text:list>
        </text:list-item>
        <text:list-item>
          <text:p text:style-name="P2">TPS61041</text:p>
          <text:list>
            <text:list-item>
              <text:p text:style-name="P2">SOT23-5</text:p>
            </text:list-item>
            <text:list-item>
              <text:p text:style-name="P2">Beschikbaar bij Farnell: €1.82</text:p>
            </text:list-item>
            <text:list-item>
              <text:p text:style-name="P2">6 componenten nodig (incl. TPS61041 + led)</text:p>
            </text:list-item>
            <text:list-item>
              <text:p text:style-name="P2">1µA verbruik in shutdown</text:p>
            </text:list-item>
            <text:list-item>
              <text:p text:style-name="P2">Extra load-disconnect nodig, want in shutdown kan nog stroom vloeien via de spoel, de diode en de led naar massa!</text:p>
            </text:list-item>
            <text:list-item>
              <text:p text:style-name="P2">Zie figuur 18 van datasheet (2 extra componenten).</text:p>
            </text:list-item>
          </text:list>
        </text:list-item>
        <text:list-item>
          <text:p text:style-name="P2">ZXSC400</text:p>
          <text:list>
            <text:list-item>
              <text:p text:style-name="P2">SOT23-6</text:p>
            </text:list-item>
            <text:list-item>
              <text:p text:style-name="P2">6 componenten nodig</text:p>
            </text:list-item>
            <text:list-item>
              <text:p text:style-name="P2">Beschikbaar bij Farnell: €1.11</text:p>
            </text:list-item>
            <text:list-item>
              <text:p text:style-name="P2">4.5µA verbruik in shutdown</text:p>
            </text:list-item>
            <text:list-item>
              <text:p text:style-name="P2">Extra load-disconnect nodig, want in shutdown kan nog stroom vloeien via de spoel, de diode en de led naar massa!</text:p>
            </text:list-item>
          </text:list>
        </text:list-item>
        <text:list-item>
          <text:p text:style-name="P2">Conclusie led-driver: minst gesukkel: LT1932 (toch gratis samples beschikbaar).</text:p>
        </text:list-item>
      </text:list>
      <text:h text:style-name="Heading_20_3" text:outline-level="3">Spanningsbeveiliging</text:h>
      <text:list xml:id="list41155514" text:style-name="L4">
        <text:list-item>
          <text:p text:style-name="P4">Geen diode, want daarover 0.7V spanningsval.</text:p>
        </text:list-item>
        <text:list-item>
          <text:p text:style-name="P4">Dus PMOS in serie met Vcc of NMOS in serie met Vss.</text:p>
        </text:list-item>
        <text:list-item>
          <text:p text:style-name="P4">Keuze = SI1013R van Vishay (€0.33/st.) (Ron=2.7ohm @ Vgs=-1.8V)</text:p>
        </text:list-item>
      </text:list>
      <text:p text:style-name="Standard"/>
      <text:h text:style-name="Heading_20_3" text:outline-level="3"/>
      <text:h text:style-name="P6" text:outline-level="3">Led keuze</text:h>
      <text:p text:style-name="Standard">Huidige led trekt 25mA, type?, geleverde lichtopbrengst?</text:p>
      <text:p text:style-name="Standard"/>
      <table:table table:name="Tabel1" table:style-name="Tabel1">
        <table:table-column table:style-name="Tabel1.A" table:number-columns-repeated="5"/>
        <table:table-column table:style-name="Tabel1.F"/>
        <table:table-row>
          <table:table-cell table:style-name="Tabel1.A1" office:value-type="string">
            <text:p text:style-name="Standard">Type</text:p>
          </table:table-cell>
          <table:table-cell table:style-name="Tabel1.A1" office:value-type="string">
            <text:p text:style-name="Standard">Fabrikant</text:p>
          </table:table-cell>
          <table:table-cell table:style-name="Tabel1.A1" office:value-type="string">
            <text:p text:style-name="Standard">Lichtopbrengst</text:p>
          </table:table-cell>
          <table:table-cell table:style-name="Tabel1.A1" office:value-type="string">
            <text:p text:style-name="Standard">Lichtflux</text:p>
          </table:table-cell>
          <table:table-cell table:style-name="Tabel1.A1" office:value-type="string">
            <text:p text:style-name="Standard">Openingshoek</text:p>
          </table:table-cell>
          <table:table-cell table:style-name="Tabel1.F1" office:value-type="string">
            <text:p text:style-name="Standard">Price[€]</text:p>
          </table:table-cell>
        </table:table-row>
        <table:table-row>
          <table:table-cell table:style-name="Tabel1.A2" office:value-type="string">
            <text:p text:style-name="Standard">OVL-3328</text:p>
          </table:table-cell>
          <table:table-cell table:style-name="Tabel1.A2" office:value-type="string">
            <text:p text:style-name="Standard">Multicomp</text:p>
          </table:table-cell>
          <table:table-cell table:style-name="Tabel1.A2" office:value-type="string">
            <text:p text:style-name="Standard">5000mcd@20mA</text:p>
          </table:table-cell>
          <table:table-cell table:style-name="Tabel1.A2" office:value-type="string">
            <text:p text:style-name="Standard">1.07lm</text:p>
          </table:table-cell>
          <table:table-cell table:style-name="Tabel1.A2" office:value-type="string">
            <text:p text:style-name="Standard">30°</text:p>
          </table:table-cell>
          <table:table-cell table:style-name="Tabel1.F2" office:value-type="string">
            <text:p text:style-name="Table_20_Contents"/>
            <text:p text:style-name="Table_20_Contents"/>
          </table:table-cell>
        </table:table-row>
        <table:table-row>
          <table:table-cell table:style-name="Tabel1.A2" office:value-type="string">
            <text:p text:style-name="Standard">ASMT-QRB2-FCD0E</text:p>
          </table:table-cell>
          <table:table-cell table:style-name="Tabel1.A2" office:value-type="string">
            <text:p text:style-name="Standard">Avago</text:p>
          </table:table-cell>
          <table:table-cell table:style-name="Tabel1.A2" office:value-type="string">
            <text:p text:style-name="Standard"/>
          </table:table-cell>
          <table:table-cell table:style-name="Tabel1.A2" office:value-type="string">
            <text:p text:style-name="Standard">9.8lm</text:p>
          </table:table-cell>
          <table:table-cell table:style-name="Tabel1.A2" office:value-type="string">
            <text:p text:style-name="Standard">120°</text:p>
          </table:table-cell>
          <table:table-cell table:style-name="Tabel1.F2" office:value-type="string">
            <text:p text:style-name="Standard">0.72</text:p>
          </table:table-cell>
        </table:table-row>
        <table:table-row>
          <table:table-cell table:style-name="Tabel1.A2" office:value-type="string">
            <text:p text:style-name="Standard">OVA-1088</text:p>
          </table:table-cell>
          <table:table-cell table:style-name="Tabel1.A2" office:value-type="string">
            <text:p text:style-name="Standard">Multicomp</text:p>
          </table:table-cell>
          <table:table-cell table:style-name="Tabel1.A2" office:value-type="string">
            <text:p text:style-name="Standard">2700mcd@20mA</text:p>
          </table:table-cell>
          <table:table-cell table:style-name="Tabel1.A2" office:value-type="string">
            <text:p text:style-name="Standard">4.97lm</text:p>
          </table:table-cell>
          <table:table-cell table:style-name="Tabel1.A2" office:value-type="string">
            <text:p text:style-name="Standard">90°</text:p>
          </table:table-cell>
          <table:table-cell table:style-name="Tabel1.F2" office:value-type="string">
            <text:p text:style-name="Standard">0.96</text:p>
          </table:table-cell>
        </table:table-row>
        <table:table-row>
          <table:table-cell table:style-name="Tabel1.A2" office:value-type="string">
            <text:p text:style-name="Standard">L-7676CSURC-E</text:p>
          </table:table-cell>
          <table:table-cell table:style-name="Tabel1.A2" office:value-type="string">
            <text:p text:style-name="Standard">Kingbright</text:p>
          </table:table-cell>
          <table:table-cell table:style-name="Tabel1.A2" office:value-type="string">
            <text:p text:style-name="Standard"/>
          </table:table-cell>
          <table:table-cell table:style-name="Tabel1.A2" office:value-type="string">
            <text:p text:style-name="Standard"/>
          </table:table-cell>
          <table:table-cell table:style-name="Tabel1.A2" office:value-type="string">
            <text:p text:style-name="Standard"/>
          </table:table-cell>
          <table:table-cell table:style-name="Tabel1.F2" office:value-type="string">
            <text:p text:style-name="Standard">0.38</text:p>
          </table:table-cell>
        </table:table-row>
        <table:table-row>
          <table:table-cell table:style-name="Tabel1.A2" office:value-type="string">
            <text:p text:style-name="Standard">HPWT-MD00-00000</text:p>
          </table:table-cell>
          <table:table-cell table:style-name="Tabel1.A2" office:value-type="string">
            <text:p text:style-name="Standard">LumiLeds</text:p>
          </table:table-cell>
          <table:table-cell table:style-name="Tabel1.A2" office:value-type="string">
            <text:p text:style-name="Standard"/>
          </table:table-cell>
          <table:table-cell table:style-name="Tabel1.A2" office:value-type="string">
            <text:p text:style-name="Standard"/>
          </table:table-cell>
          <table:table-cell table:style-name="Tabel1.A2" office:value-type="string">
            <text:p text:style-name="Standard"/>
          </table:table-cell>
          <table:table-cell table:style-name="Tabel1.F2" office:value-type="string">
            <text:p text:style-name="Standard">0.55</text:p>
          </table:table-cell>
        </table:table-row>
      </table:table>
      <text:p text:style-name="Standard"/>
      <text:p text:style-name="Standard">Keuze: Beter 3 * OVA1088 in serie:</text:p>
      <text:p text:style-name="Standard"><text:tab/>2 aan zijkanten, 1 naar achter<text:tab/><text:tab/>-&gt; langs alle kanten zichtbaar -&gt; 3 * 90° = 270° viewing angle</text:p>
      <text:p text:style-name="Standard"/>
      <text:p text:style-name="Standard"/>
      <text:h text:style-name="Heading_20_3" text:outline-level="3"/>
      <text:h text:style-name="P5" text:outline-level="2">Wetenschappelijke gegevens</text:h>
      <text:h text:style-name="Heading_20_3" text:outline-level="3">Lumen - Lux - Candela</text:h>
      <text:p text:style-name="Standard">Candela geeft aan hoeveel licht zich bevindt in ieder stukje van een lichtbundel.</text:p>
      <text:p text:style-name="Standard">De eenheid lumen wordt gebruikt voor de totale lichtstroom in een lichtbundel.</text:p>
      <text:p text:style-name="Standard">Wanneer een bundel met een sterkte van 1 lumen op een oppervlak van 1 vierkante meter valt geeft dit een verlichtingssterkte van 1 lux.</text:p>
      <text:p text:style-name="Standard"/>
      <text:p text:style-name="Standard">Dus specifieer de lichtsterkte in lumen om onafhankelijk te zijn van de openingshoek.</text:p>
      <text:h text:style-name="Heading_20_3" text:outline-level="3">Optimale ledaansturing: (http://www.ledsmagazine.com/news/5/5/11)</text:h>
      <text:p text:style-name="Standard"/>
      <text:p text:style-name="Standard">Japans onderzoek: fCLK=60Hz, dutycycle=5% (Broca-Sulzer effect)</text:p>
      <text:p text:style-name="Standard">Brücke-Bartley effect (brightness enhancement): 8Hz - 10Hz (75ms - ON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image-count="0" meta:object-count="0" meta:page-count="4" meta:paragraph-count="109" meta:word-count="563" meta:character-count="3663"/>
    <dc:date>2010-01-24T21:28:45.51</dc:date>
    <meta:editing-duration>PT00H31M51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